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>
            <draw:frame table:end-cell-address="Sheet1.Q33" table:end-x="0.167cm" table:end-y="0.415cm" draw:z-index="1" draw:style-name="gr1" draw:text-style-name="P1" svg:width="36.158cm" svg:height="14.93cm" svg:x="0.139cm" svg:y="0.053cm">
              <draw:object draw:notify-on-update-of-ranges="Sheet1.H16:Sheet1.H16 Sheet1.G2:Sheet1.G6 Sheet1.H1:Sheet1.H1 Sheet1.H2:Sheet1.H6 Sheet1.I1:Sheet1.I1 Sheet1.I2:Sheet1.I6 Sheet1.J1:Sheet1.J1 Sheet1.J2:Sheet1.J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  <table:table-cell/>
          <table:table-cell office:value-type="string">
            <text:p>natoms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2.719">
            <text:p>2.719</text:p>
          </table:table-cell>
          <table:table-cell office:value-type="float" office:value="4.386">
            <text:p>4.386</text:p>
          </table:table-cell>
          <table:table-cell office:value-type="float" office:value="19.1">
            <text:p>19.1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.7725">
            <text:p>2.7725</text:p>
          </table:table-cell>
          <table:table-cell office:value-type="float" office:value="4.4627">
            <text:p>4.4627</text:p>
          </table:table-cell>
          <table:table-cell office:value-type="float" office:value="19.1333">
            <text:p>19.1333</text:p>
          </table:table-cell>
        </table:table-row>
        <table:table-row table:style-name="ro2">
          <table:table-cell table:number-columns-repeated="2"/>
          <table:table-cell office:value-type="float" office:value="2.721">
            <text:p>2.721</text:p>
          </table:table-cell>
          <table:table-cell office:value-type="float" office:value="4.459">
            <text:p>4.459</text:p>
          </table:table-cell>
          <table:table-cell office:value-type="float" office:value="19.214">
            <text:p>19.214</text:p>
          </table:table-cell>
          <table:table-cell/>
          <table:table-cell office:value-type="float" office:value="32000">
            <text:p>32000</text:p>
          </table:table-cell>
          <table:table-cell office:value-type="float" office:value="4.7257">
            <text:p>4.7257</text:p>
          </table:table-cell>
          <table:table-cell office:value-type="float" office:value="7.5918">
            <text:p>7.5918</text:p>
          </table:table-cell>
          <table:table-cell office:value-type="float" office:value="35.9029">
            <text:p>35.9029</text:p>
          </table:table-cell>
        </table:table-row>
        <table:table-row table:style-name="ro2">
          <table:table-cell table:number-columns-repeated="2"/>
          <table:table-cell office:value-type="float" office:value="2.906">
            <text:p>2.906</text:p>
          </table:table-cell>
          <table:table-cell office:value-type="float" office:value="4.458">
            <text:p>4.458</text:p>
          </table:table-cell>
          <table:table-cell office:value-type="float" office:value="19.089">
            <text:p>19.089</text:p>
          </table:table-cell>
          <table:table-cell/>
          <table:table-cell office:value-type="float" office:value="55296">
            <text:p>55296</text:p>
          </table:table-cell>
          <table:table-cell office:value-type="float" office:value="7.2252">
            <text:p>7.2252</text:p>
          </table:table-cell>
          <table:table-cell office:value-type="float" office:value="12.0356">
            <text:p>12.0356</text:p>
          </table:table-cell>
          <table:table-cell office:value-type="float" office:value="61.7409">
            <text:p>61.7409</text:p>
          </table:table-cell>
        </table:table-row>
        <table:table-row table:style-name="ro2">
          <table:table-cell table:number-columns-repeated="2"/>
          <table:table-cell office:value-type="float" office:value="2.698">
            <text:p>2.698</text:p>
          </table:table-cell>
          <table:table-cell office:value-type="float" office:value="4.439">
            <text:p>4.439</text:p>
          </table:table-cell>
          <table:table-cell office:value-type="float" office:value="19.161">
            <text:p>19.161</text:p>
          </table:table-cell>
          <table:table-cell/>
          <table:table-cell office:value-type="float" office:value="87808">
            <text:p>87808</text:p>
          </table:table-cell>
          <table:table-cell office:value-type="float" office:value="11.5842">
            <text:p>11.5842</text:p>
          </table:table-cell>
          <table:table-cell office:value-type="float" office:value="19.4353">
            <text:p>19.4353</text:p>
          </table:table-cell>
          <table:table-cell office:value-type="float" office:value="97.3082">
            <text:p>97.3082</text:p>
          </table:table-cell>
        </table:table-row>
        <table:table-row table:style-name="ro2">
          <table:table-cell table:number-columns-repeated="2"/>
          <table:table-cell office:value-type="float" office:value="2.764">
            <text:p>2.764</text:p>
          </table:table-cell>
          <table:table-cell office:value-type="float" office:value="4.474">
            <text:p>4.474</text:p>
          </table:table-cell>
          <table:table-cell office:value-type="float" office:value="19.099">
            <text:p>19.099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16.222">
            <text:p>16.222</text:p>
          </table:table-cell>
          <table:table-cell office:value-type="float" office:value="25.5854">
            <text:p>25.5854</text:p>
          </table:table-cell>
          <table:table-cell office:value-type="float" office:value="152.9504">
            <text:p>152.9504</text:p>
          </table:table-cell>
        </table:table-row>
        <table:table-row table:style-name="ro2">
          <table:table-cell table:number-columns-repeated="2"/>
          <table:table-cell office:value-type="float" office:value="2.716">
            <text:p>2.716</text:p>
          </table:table-cell>
          <table:table-cell office:value-type="float" office:value="4.51">
            <text:p>4.51</text:p>
          </table:table-cell>
          <table:table-cell office:value-type="float" office:value="19.172">
            <text:p>19.17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978">
            <text:p>2.978</text:p>
          </table:table-cell>
          <table:table-cell office:value-type="float" office:value="4.483">
            <text:p>4.483</text:p>
          </table:table-cell>
          <table:table-cell office:value-type="float" office:value="19.109">
            <text:p>19.10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715">
            <text:p>2.715</text:p>
          </table:table-cell>
          <table:table-cell office:value-type="float" office:value="4.445">
            <text:p>4.445</text:p>
          </table:table-cell>
          <table:table-cell office:value-type="float" office:value="19.073">
            <text:p>19.073</text:p>
          </table:table-cell>
          <table:table-cell table:number-columns-repeated="3"/>
          <table:table-cell>
            <draw:frame table:end-cell-address="Sheet1.P28" table:end-x="0.294cm" table:end-y="0.46cm" draw:z-index="0" draw:style-name="gr1" draw:text-style-name="P1" svg:width="15.999cm" svg:height="8.999cm" svg:x="0.101cm" svg:y="0.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2"/>
          <table:table-cell office:value-type="float" office:value="2.679">
            <text:p>2.679</text:p>
          </table:table-cell>
          <table:table-cell office:value-type="float" office:value="4.474">
            <text:p>4.474</text:p>
          </table:table-cell>
          <table:table-cell office:value-type="float" office:value="19.178">
            <text:p>19.17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829">
            <text:p>2.829</text:p>
          </table:table-cell>
          <table:table-cell office:value-type="float" office:value="4.499">
            <text:p>4.499</text:p>
          </table:table-cell>
          <table:table-cell office:value-type="float" office:value="19.138">
            <text:p>19.138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2:.C11])" office:value-type="float" office:value="2.7725">
            <text:p>2.7725</text:p>
          </table:table-cell>
          <table:table-cell table:formula="of:=AVERAGE([.D2:.D11])" office:value-type="float" office:value="4.4627">
            <text:p>4.4627</text:p>
          </table:table-cell>
          <table:table-cell table:formula="of:=AVERAGE([.E2:.E11])" office:value-type="float" office:value="19.1333">
            <text:p>19.1333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4.758">
            <text:p>4.758</text:p>
          </table:table-cell>
          <table:table-cell office:value-type="float" office:value="7.588">
            <text:p>7.588</text:p>
          </table:table-cell>
          <table:table-cell office:value-type="float" office:value="35.825">
            <text:p>35.8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825">
            <text:p>4.825</text:p>
          </table:table-cell>
          <table:table-cell office:value-type="float" office:value="7.62">
            <text:p>7.62</text:p>
          </table:table-cell>
          <table:table-cell office:value-type="float" office:value="35.898">
            <text:p>35.898</text:p>
          </table:table-cell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 office:value-type="float" office:value="4.618">
            <text:p>4.618</text:p>
          </table:table-cell>
          <table:table-cell office:value-type="float" office:value="7.592">
            <text:p>7.592</text:p>
          </table:table-cell>
          <table:table-cell office:value-type="float" office:value="35.854">
            <text:p>35.85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582">
            <text:p>4.582</text:p>
          </table:table-cell>
          <table:table-cell office:value-type="float" office:value="7.598">
            <text:p>7.598</text:p>
          </table:table-cell>
          <table:table-cell office:value-type="float" office:value="36.03">
            <text:p>36.0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796">
            <text:p>4.796</text:p>
          </table:table-cell>
          <table:table-cell office:value-type="float" office:value="7.57">
            <text:p>7.57</text:p>
          </table:table-cell>
          <table:table-cell office:value-type="float" office:value="35.874">
            <text:p>35.87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723">
            <text:p>4.723</text:p>
          </table:table-cell>
          <table:table-cell office:value-type="float" office:value="7.598">
            <text:p>7.598</text:p>
          </table:table-cell>
          <table:table-cell office:value-type="float" office:value="35.896">
            <text:p>35.89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805">
            <text:p>4.805</text:p>
          </table:table-cell>
          <table:table-cell office:value-type="float" office:value="7.541">
            <text:p>7.541</text:p>
          </table:table-cell>
          <table:table-cell office:value-type="float" office:value="35.948">
            <text:p>35.94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903">
            <text:p>4.903</text:p>
          </table:table-cell>
          <table:table-cell office:value-type="float" office:value="7.631">
            <text:p>7.631</text:p>
          </table:table-cell>
          <table:table-cell office:value-type="float" office:value="35.969">
            <text:p>35.96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654">
            <text:p>4.654</text:p>
          </table:table-cell>
          <table:table-cell office:value-type="float" office:value="7.575">
            <text:p>7.575</text:p>
          </table:table-cell>
          <table:table-cell office:value-type="float" office:value="35.878">
            <text:p>35.87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.593">
            <text:p>4.593</text:p>
          </table:table-cell>
          <table:table-cell office:value-type="float" office:value="7.605">
            <text:p>7.605</text:p>
          </table:table-cell>
          <table:table-cell office:value-type="float" office:value="35.857">
            <text:p>35.857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15:.C24])" office:value-type="float" office:value="4.7257">
            <text:p>4.7257</text:p>
          </table:table-cell>
          <table:table-cell table:formula="of:=AVERAGE([.D15:.D24])" office:value-type="float" office:value="7.5918">
            <text:p>7.5918</text:p>
          </table:table-cell>
          <table:table-cell table:formula="of:=AVERAGE([.E15:.E24])" office:value-type="float" office:value="35.9029">
            <text:p>35.902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7.05">
            <text:p>7.05</text:p>
          </table:table-cell>
          <table:table-cell office:value-type="float" office:value="12.011">
            <text:p>12.011</text:p>
          </table:table-cell>
          <table:table-cell office:value-type="float" office:value="61.746">
            <text:p>61.7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203">
            <text:p>7.203</text:p>
          </table:table-cell>
          <table:table-cell office:value-type="float" office:value="11.992">
            <text:p>11.992</text:p>
          </table:table-cell>
          <table:table-cell office:value-type="float" office:value="61.751">
            <text:p>61.75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027">
            <text:p>7.027</text:p>
          </table:table-cell>
          <table:table-cell office:value-type="float" office:value="11.961">
            <text:p>11.961</text:p>
          </table:table-cell>
          <table:table-cell office:value-type="float" office:value="61.731">
            <text:p>61.73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9">
            <text:p>7.19</text:p>
          </table:table-cell>
          <table:table-cell office:value-type="float" office:value="12.064">
            <text:p>12.064</text:p>
          </table:table-cell>
          <table:table-cell office:value-type="float" office:value="61.75">
            <text:p>61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355">
            <text:p>7.355</text:p>
          </table:table-cell>
          <table:table-cell office:value-type="float" office:value="12.318">
            <text:p>12.318</text:p>
          </table:table-cell>
          <table:table-cell office:value-type="float" office:value="61.744">
            <text:p>61.74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92">
            <text:p>7.192</text:p>
          </table:table-cell>
          <table:table-cell office:value-type="float" office:value="11.96">
            <text:p>11.96</text:p>
          </table:table-cell>
          <table:table-cell office:value-type="float" office:value="61.705">
            <text:p>61.7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463">
            <text:p>7.463</text:p>
          </table:table-cell>
          <table:table-cell office:value-type="float" office:value="12.026">
            <text:p>12.026</text:p>
          </table:table-cell>
          <table:table-cell office:value-type="float" office:value="61.742">
            <text:p>61.74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419">
            <text:p>7.419</text:p>
          </table:table-cell>
          <table:table-cell office:value-type="float" office:value="12.057">
            <text:p>12.057</text:p>
          </table:table-cell>
          <table:table-cell office:value-type="float" office:value="61.706">
            <text:p>61.70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136">
            <text:p>7.136</text:p>
          </table:table-cell>
          <table:table-cell office:value-type="float" office:value="11.96">
            <text:p>11.96</text:p>
          </table:table-cell>
          <table:table-cell office:value-type="float" office:value="61.798">
            <text:p>61.79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7.217">
            <text:p>7.217</text:p>
          </table:table-cell>
          <table:table-cell office:value-type="float" office:value="12.007">
            <text:p>12.007</text:p>
          </table:table-cell>
          <table:table-cell office:value-type="float" office:value="61.736">
            <text:p>61.736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28:.C37])" office:value-type="float" office:value="7.2252">
            <text:p>7.2252</text:p>
          </table:table-cell>
          <table:table-cell table:formula="of:=AVERAGE([.D28:.D37])" office:value-type="float" office:value="12.0356">
            <text:p>12.0356</text:p>
          </table:table-cell>
          <table:table-cell table:formula="of:=AVERAGE([.E28:.E37])" office:value-type="float" office:value="61.7409">
            <text:p>61.740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11.443">
            <text:p>11.443</text:p>
          </table:table-cell>
          <table:table-cell office:value-type="float" office:value="18.944">
            <text:p>18.944</text:p>
          </table:table-cell>
          <table:table-cell office:value-type="float" office:value="97.164">
            <text:p>97.1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768">
            <text:p>11.768</text:p>
          </table:table-cell>
          <table:table-cell office:value-type="float" office:value="18.77">
            <text:p>18.77</text:p>
          </table:table-cell>
          <table:table-cell office:value-type="float" office:value="97.363">
            <text:p>97.36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706">
            <text:p>11.706</text:p>
          </table:table-cell>
          <table:table-cell office:value-type="float" office:value="19.817">
            <text:p>19.817</text:p>
          </table:table-cell>
          <table:table-cell office:value-type="float" office:value="97.318">
            <text:p>97.31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363">
            <text:p>11.363</text:p>
          </table:table-cell>
          <table:table-cell office:value-type="float" office:value="19.586">
            <text:p>19.586</text:p>
          </table:table-cell>
          <table:table-cell office:value-type="float" office:value="97.337">
            <text:p>97.33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591">
            <text:p>11.591</text:p>
          </table:table-cell>
          <table:table-cell office:value-type="float" office:value="19.561">
            <text:p>19.561</text:p>
          </table:table-cell>
          <table:table-cell office:value-type="float" office:value="97.296">
            <text:p>97.29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345">
            <text:p>11.345</text:p>
          </table:table-cell>
          <table:table-cell office:value-type="float" office:value="19.365">
            <text:p>19.365</text:p>
          </table:table-cell>
          <table:table-cell office:value-type="float" office:value="97.28">
            <text:p>97.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753">
            <text:p>11.753</text:p>
          </table:table-cell>
          <table:table-cell office:value-type="float" office:value="19.646">
            <text:p>19.646</text:p>
          </table:table-cell>
          <table:table-cell office:value-type="float" office:value="97.333">
            <text:p>97.33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823">
            <text:p>11.823</text:p>
          </table:table-cell>
          <table:table-cell office:value-type="float" office:value="19.563">
            <text:p>19.563</text:p>
          </table:table-cell>
          <table:table-cell office:value-type="float" office:value="97.338">
            <text:p>97.33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557">
            <text:p>11.557</text:p>
          </table:table-cell>
          <table:table-cell office:value-type="float" office:value="19.542">
            <text:p>19.542</text:p>
          </table:table-cell>
          <table:table-cell office:value-type="float" office:value="97.287">
            <text:p>97.28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93">
            <text:p>11.493</text:p>
          </table:table-cell>
          <table:table-cell office:value-type="float" office:value="19.559">
            <text:p>19.559</text:p>
          </table:table-cell>
          <table:table-cell office:value-type="float" office:value="97.366">
            <text:p>97.366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41:.C50])" office:value-type="float" office:value="11.5842">
            <text:p>11.5842</text:p>
          </table:table-cell>
          <table:table-cell table:formula="of:=AVERAGE([.D41:.D50])" office:value-type="float" office:value="19.4353">
            <text:p>19.4353</text:p>
          </table:table-cell>
          <table:table-cell table:formula="of:=AVERAGE([.E41:.E50])" office:value-type="float" office:value="97.3082">
            <text:p>97.308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office:value-type="string">
            <text:p>Sequenti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16.501">
            <text:p>16.501</text:p>
          </table:table-cell>
          <table:table-cell office:value-type="float" office:value="25.328">
            <text:p>25.328</text:p>
          </table:table-cell>
          <table:table-cell office:value-type="float" office:value="153.231">
            <text:p>153.23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156">
            <text:p>16.156</text:p>
          </table:table-cell>
          <table:table-cell office:value-type="float" office:value="24.931">
            <text:p>24.931</text:p>
          </table:table-cell>
          <table:table-cell office:value-type="float" office:value="153.036">
            <text:p>153.03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166">
            <text:p>16.166</text:p>
          </table:table-cell>
          <table:table-cell office:value-type="float" office:value="25.776">
            <text:p>25.776</text:p>
          </table:table-cell>
          <table:table-cell office:value-type="float" office:value="152.968">
            <text:p>152.96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169">
            <text:p>16.169</text:p>
          </table:table-cell>
          <table:table-cell office:value-type="float" office:value="25.829">
            <text:p>25.829</text:p>
          </table:table-cell>
          <table:table-cell office:value-type="float" office:value="153.08">
            <text:p>153.0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194">
            <text:p>16.194</text:p>
          </table:table-cell>
          <table:table-cell office:value-type="float" office:value="25.598">
            <text:p>25.598</text:p>
          </table:table-cell>
          <table:table-cell office:value-type="float" office:value="152.885">
            <text:p>152.88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439">
            <text:p>16.439</text:p>
          </table:table-cell>
          <table:table-cell office:value-type="float" office:value="25.74">
            <text:p>25.74</text:p>
          </table:table-cell>
          <table:table-cell office:value-type="float" office:value="152.8">
            <text:p>152.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55">
            <text:p>15.855</text:p>
          </table:table-cell>
          <table:table-cell office:value-type="float" office:value="25.756">
            <text:p>25.756</text:p>
          </table:table-cell>
          <table:table-cell office:value-type="float" office:value="152.86">
            <text:p>152.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356">
            <text:p>16.356</text:p>
          </table:table-cell>
          <table:table-cell office:value-type="float" office:value="25.724">
            <text:p>25.724</text:p>
          </table:table-cell>
          <table:table-cell office:value-type="float" office:value="152.899">
            <text:p>152.8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232">
            <text:p>16.232</text:p>
          </table:table-cell>
          <table:table-cell office:value-type="float" office:value="25.511">
            <text:p>25.511</text:p>
          </table:table-cell>
          <table:table-cell office:value-type="float" office:value="152.942">
            <text:p>152.94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6.152">
            <text:p>16.152</text:p>
          </table:table-cell>
          <table:table-cell office:value-type="float" office:value="25.661">
            <text:p>25.661</text:p>
          </table:table-cell>
          <table:table-cell office:value-type="float" office:value="152.803">
            <text:p>152.803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54:.C63])" office:value-type="float" office:value="16.222">
            <text:p>16.222</text:p>
          </table:table-cell>
          <table:table-cell table:formula="of:=AVERAGE([.D54:.D63])" office:value-type="float" office:value="25.5854">
            <text:p>25.5854</text:p>
          </table:table-cell>
          <table:table-cell table:formula="of:=AVERAGE([.E54:.E63])" office:value-type="float" office:value="152.9504">
            <text:p>152.950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7/04/2014</text:date>, <text:time>12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7T08:45:15.17</meta:creation-date>
    <dc:date>2014-04-07T12:41:39.02</dc:date>
    <dc:creator>Matthew Nunes</dc:creator>
    <meta:editing-duration>PT2H55M1S</meta:editing-duration>
    <meta:editing-cycles>3</meta:editing-cycles>
    <meta:generator>OpenOffice/4.0.1$Win32 OpenOffice.org_project/401m5$Build-9714</meta:generator>
    <meta:document-statistic meta:table-count="3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48.557cm" svg:y="20.884cm" style:legend-expansion="high" chart:style-name="ch2"/>
        <chart:plot-area chart:style-name="ch3" svg:x="0.77cm" svg:y="0.855cm" svg:width="15.23cm" svg:height="7.545cm">
          <chartooo:coordinate-region svg:x="1.391cm" svg:y="1.067cm" svg:width="14.609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159cm" svg:height="14.931cm" xlink:href=".." xlink:type="simple" chart:class="chart:line" chart:style-name="ch1">
        <chart:title svg:x="10.795cm" svg:y="0.433cm" chart:style-name="ch2">
          <text:p>Molecular Dynamics with additional parallelism</text:p>
        </chart:title>
        <chart:legend chart:legend-position="end" svg:x="32.989cm" svg:y="6.629cm" style:legend-expansion="high" chart:style-name="ch3"/>
        <chart:plot-area chart:style-name="ch4" table:cell-range-address="Sheet1.H16:Sheet1.H16 Sheet1.G2:Sheet1.J6 Sheet1.H1:Sheet1.J1" chart:data-source-has-labels="both" svg:x="1.929cm" svg:y="1.671cm" svg:width="31.383cm" svg:height="12.341cm">
          <chartooo:coordinate-region svg:x="2.736cm" svg:y="1.883cm" svg:width="30.019cm" svg:height="11.456cm"/>
          <chart:axis chart:dimension="x" chart:name="primary-x" chart:style-name="ch5" chartooo:axis-type="auto">
            <chartooo:date-scale/>
            <chart:title svg:x="15.784cm" svg:y="14.174cm" chart:style-name="ch6">
              <text:p>Number of Atoms</text:p>
            </chart:title>
            <chart:categories table:cell-range-address="Sheet1.G2:Sheet1.G6"/>
          </chart:axis>
          <chart:axis chart:dimension="y" chart:name="primary-y" chart:style-name="ch5">
            <chart:title svg:x="0.449cm" svg:y="10.166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H2:Sheet1.H6" chart:label-cell-address="Sheet1.H1:Sheet1.H1" chart:class="chart:line">
            <chart:data-point chart:repeated="5"/>
          </chart:series>
          <chart:series chart:style-name="ch10" chart:values-cell-range-address="Sheet1.I2:Sheet1.I6" chart:label-cell-address="Sheet1.I1:Sheet1.I1" chart:class="chart:line">
            <chart:data-point chart:repeated="5"/>
          </chart:series>
          <chart:series chart:style-name="ch11" chart:values-cell-range-address="Sheet1.J2:Sheet1.J6" chart:label-cell-address="Sheet1.J1:Sheet1.J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H1:Sheet1.H1</svg:desc>
                </draw:g>
              </table:table-cell>
              <table:table-cell office:value-type="string">
                <text:p>OpenCL</text:p>
                <draw:g>
                  <svg:desc>Sheet1.I1:Sheet1.I1</svg:desc>
                </draw:g>
              </table:table-cell>
              <table:table-cell office:value-type="string">
                <text:p>Sequential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G2:Sheet1.G6</svg:desc>
                </draw:g>
              </table:table-cell>
              <table:table-cell office:value-type="float" office:value="2.7725">
                <text:p>2.7725</text:p>
                <draw:g>
                  <svg:desc>Sheet1.H2:Sheet1.H6</svg:desc>
                </draw:g>
              </table:table-cell>
              <table:table-cell office:value-type="float" office:value="4.4627">
                <text:p>4.4627</text:p>
                <draw:g>
                  <svg:desc>Sheet1.I2:Sheet1.I6</svg:desc>
                </draw:g>
              </table:table-cell>
              <table:table-cell office:value-type="float" office:value="19.1333">
                <text:p>19.1333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257">
                <text:p>4.7257</text:p>
              </table:table-cell>
              <table:table-cell office:value-type="float" office:value="7.5918">
                <text:p>7.5918</text:p>
              </table:table-cell>
              <table:table-cell office:value-type="float" office:value="35.9029">
                <text:p>35.9029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7.2252">
                <text:p>7.2252</text:p>
              </table:table-cell>
              <table:table-cell office:value-type="float" office:value="12.0356">
                <text:p>12.0356</text:p>
              </table:table-cell>
              <table:table-cell office:value-type="float" office:value="61.7409">
                <text:p>61.7409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11.5842">
                <text:p>11.5842</text:p>
              </table:table-cell>
              <table:table-cell office:value-type="float" office:value="19.4353">
                <text:p>19.4353</text:p>
              </table:table-cell>
              <table:table-cell office:value-type="float" office:value="97.3082">
                <text:p>97.308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6.222">
                <text:p>16.222</text:p>
              </table:table-cell>
              <table:table-cell office:value-type="float" office:value="25.5854">
                <text:p>25.5854</text:p>
              </table:table-cell>
              <table:table-cell office:value-type="float" office:value="152.9504">
                <text:p>152.9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